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float" office:value="1763273" calcext:value-type="float">
            <text:p>1763273</text:p>
          </table:table-cell>
          <table:table-cell office:value-type="float" office:value="16888543" calcext:value-type="float">
            <text:p>1688854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2425227" calcext:value-type="float">
            <text:p>2425227</text:p>
          </table:table-cell>
          <table:table-cell office:value-type="float" office:value="6950473" calcext:value-type="float">
            <text:p>6950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5300070" calcext:value-type="float">
            <text:p>5300070</text:p>
          </table:table-cell>
          <table:table-cell office:value-type="float" office:value="11382433" calcext:value-type="float">
            <text:p>1138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6783424" calcext:value-type="float">
            <text:p>6783424</text:p>
          </table:table-cell>
          <table:table-cell office:value-type="float" office:value="21571275" calcext:value-type="float">
            <text:p>2157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6426915" calcext:value-type="float">
            <text:p>6426915</text:p>
          </table:table-cell>
          <table:table-cell office:value-type="float" office:value="9055687" calcext:value-type="float">
            <text:p>9055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451081" calcext:value-type="float">
            <text:p>8451081</text:p>
          </table:table-cell>
          <table:table-cell office:value-type="float" office:value="13100665" calcext:value-type="float">
            <text:p>13100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451070" calcext:value-type="float">
            <text:p>8451070</text:p>
          </table:table-cell>
          <table:table-cell office:value-type="float" office:value="23020840" calcext:value-type="float">
            <text:p>23020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3795315" calcext:value-type="float">
            <text:p>13795315</text:p>
          </table:table-cell>
          <table:table-cell office:value-type="float" office:value="16364643" calcext:value-type="float">
            <text:p>16364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5955977" calcext:value-type="float">
            <text:p>15955977</text:p>
          </table:table-cell>
          <table:table-cell office:value-type="float" office:value="21471662" calcext:value-type="float">
            <text:p>2147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7622090" calcext:value-type="float">
            <text:p>17622090</text:p>
          </table:table-cell>
          <table:table-cell office:value-type="float" office:value="22680605" calcext:value-type="float">
            <text:p>22680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L</text:p>
          </table:table-cell>
          <table:table-cell office:value-type="float" office:value="2225409" calcext:value-type="float">
            <text:p>2225409</text:p>
          </table:table-cell>
          <table:table-cell office:value-type="float" office:value="13153800" calcext:value-type="float">
            <text:p>13153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</text:p>
          </table:table-cell>
          <table:table-cell office:value-type="float" office:value="15390673" calcext:value-type="float">
            <text:p>15390673</text:p>
          </table:table-cell>
          <table:table-cell office:value-type="float" office:value="20275751" calcext:value-type="float">
            <text:p>20275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8050107" calcext:value-type="float">
            <text:p>8050107</text:p>
          </table:table-cell>
          <table:table-cell office:value-type="float" office:value="21734960" calcext:value-type="float">
            <text:p>21734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11750319" calcext:value-type="float">
            <text:p>11750319</text:p>
          </table:table-cell>
          <table:table-cell office:value-type="float" office:value="26167094" calcext:value-type="float">
            <text:p>261670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21:14:43.57251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57:53.022337903</meta:creation-date>
    <dc:date>2017-04-26T21:15:57.310026748</dc:date>
    <meta:editing-duration>PT9M2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